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Preformatted_20_Text">
      <style:text-properties officeooo:rsid="00096c56" officeooo:paragraph-rsid="00096c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datectl</text:p>
      <text:p text:style-name="P1"><text:tab/>- </text:p>
      <text:p text:style-name="P1"><text:tab/>- server classroom.example.com iburst</text:p>
      <text:p text:style-name="P1"><text:tab/><text:tab/>- server 주소 옵션</text:p>
      <text:p text:style-name="P1"><text:tab/><text:tab/>- iburst - 빠르게 동기화 </text:p>
      <text:p text:style-name="P1"><text:tab/>-chronyc sources -v</text:p>
      <text:p text:style-name="P1"><text:tab/><text:tab/>- chrony 상태 보기<text:tab/></text:p>
      <text:p text:style-name="P1"/>
      <text:p text:style-name="P1"><text:tab/>- 동기화가 꺼져 있을시</text:p>
      <text:p text:style-name="P1"><text:tab/><text:tab/>- timedatectl set-ntp true</text:p>
      <text:p text:style-name="P1"/>
      <text:p text:style-name="P1">ntp 계층 -&gt; stratum</text:p>
      <text:p text:style-name="P1">da</text:p>
      <text:p text:style-name="P1">chronyd 서비스 관련 명령어 및 설정파일</text:p>
      <text:p text:style-name="P1"/>
      <text:p text:style-name="P1">timedatectl </text:p>
      <text:p text:style-name="P1">timedatectl set-timezone Asia/Seoul</text:p>
      <text:p text:style-name="P1">hwclock --show <text:s/>; hardware clock 의 시간정보 출력</text:p>
      <text:p text:style-name="P1">hwclock --localtime --systohc <text:s/>; hwclock 을 localtime 으로 동기화</text:p>
      <text:p text:style-name="P1">hwclock --utc --systohc <text:s/>; hwclock 을 utc 시간으로 동기화</text:p>
      <text:p text:style-name="P1"/>
      <text:p text:style-name="P1"/>
      <text:p text:style-name="P1">chronyc source -v <text:s/>; client 가 참조하고 있는 </text:p>
      <text:p text:style-name="P1">ntp server 의 연결상태, 동기화 상태 등을 출력</text:p>
      <text:p text:style-name="P1"/>
      <text:p text:style-name="P1">/etc/chrony.conf <text:s/>; chronyd 설정파일</text:p>
      <text:p text:style-name="P1"/>
      <text:p text:style-name="P1">server <text:s/>ntp서버주소 [iburst] <text:s/>; iburst 는 선택사항</text:p>
      <text:p text:style-name="P1"/>
      <text:p text:style-name="P1">* iburst 를 사용하면 사용하지 않았을때보다 <text:s/>더 빠르게 시간동기화가 이루어진다.</text:p>
      <text:p text:style-name="P1"/>
      <text:p text:style-name="P1"/>
      <text:p text:style-name="P1">logging </text:p>
      <text:p text:style-name="P1">--------</text:p>
      <text:p text:style-name="P1">server0 에서 <text:s/>우선위가 alert 이상이고</text:p>
      <text:p text:style-name="P1">facility 가 authpriv 인 경우</text:p>
      <text:p text:style-name="P1">메세지를 <text:s text:c="2"/>/var/log/auth-erros 에 남기도록 설정.</text:p>
      <text:p text:style-name="P1">-----------------------------</text:p>
      <text:p text:style-name="P1">설정완료 후 <text:s/>rsyslogd restart 후</text:p>
      <text:p text:style-name="P1">logger -p authpriv.alert "........"</text:p>
      <text:p text:style-name="P1">cat /var/log/auth-errors <text:s text:c="3"/>; 이 파일에 메세시지가 저장되어 있어야 한다</text:p>
      <text:p text:style-name="P1"/>
      <text:p text:style-name="P1"><text:tab/>- cd /etc/rsyslog.conf</text:p>
      <text:p text:style-name="P1"><text:tab/>- vi test.conf</text:p>
      <text:p text:style-name="P1"><text:tab/>- authpriv.alert /var/log/auth-errors</text:p>
      <text:p text:style-name="P1"><text:tab/>- systemctl restart rsyslog</text:p>
      <text:p text:style-name="P1"><text:tab/>- logger -p authpriv.alert</text:p>
      <text:p text:style-name="P1"/>
      <text:p text:style-name="P1">------------------------------------------------------------</text:p>
      <text:p text:style-name="P1"/>
      <text:p text:style-name="P1">server0 에서 </text:p>
      <text:p text:style-name="P1"/>
      <text:p text:style-name="P1">logical volume 을 새로 생성해서 /mystorage 에 영구 마운트 되게 설정하세요</text:p>
      <text:p text:style-name="P1"/>
      <text:p text:style-name="P1">조건은 다음과 같습니다.</text:p>
      <text:p text:style-name="P1">------------------------------------------------------------------</text:p>
      <text:p text:style-name="P1">800메가 크기인 newvg 에 logical volume 이름이 newlv 를 생성.</text:p>
      <text:p text:style-name="P1">PE size 크기는 한개당 16메가 크기로 설정</text:p>
      <text:p text:style-name="P1">newlv 의 파일시스템 타입은 ext4 로 설정</text:p>
      <text:p text:style-name="P1">newlv 크기는 PE 30개의 크기로 설정</text:p>
      <text:p text:style-name="P1">physical volume 은 한개만 사용.</text:p>
      <text:p text:style-name="P1">------------------------------------------------------------------</text:p>
      <text:p text:style-name="P1"><text:soft-page-break/></text:p>
      <text:p text:style-name="P1"><text:tab/>- fdisk 로 설정</text:p>
      <text:p text:style-name="P1"><text:tab/>- pvcreate /dev/...</text:p>
      <text:p text:style-name="P1"><text:tab/>- vgcreate -s16m newvg /dev/...</text:p>
      <text:p text:style-name="P1"><text:tab/>- lvgreate -l 30 -n newlv newvg</text:p>
      <text:p text:style-name="P1"><text:tab/>- mkfs.ext4 /dev/newvg/newlv</text:p>
      <text:p text:style-name="P1"><text:tab/>- mkdir /mystorage</text:p>
      <text:p text:style-name="P1"><text:tab/>- vi /etc/fstab 설정하기</text:p>
      <text:p text:style-name="P1"><text:tab/>- mount -a</text:p>
      <text:p text:style-name="P1"/>
      <text:p text:style-name="P1"/>
      <text:p text:style-name="P1">logical volume 확장</text:p>
      <text:p text:style-name="P1">-------------------</text:p>
      <text:p text:style-name="P1"/>
      <text:p text:style-name="P1">앞에서 생성한 logical volume newlv 의 전체 크기가 1.2 기가 크기가</text:p>
      <text:p text:style-name="P1">되도록 logical volume newlv 의 용량을 확장하세요.</text:p>
      <text:p text:style-name="P1">(* 마운트된 newlv의 파일시스템의 크기도 확장이 되어야 합니다)</text:p>
      <text:p text:style-name="P1"/>
      <text:p text:style-name="P1">--------------------------------------------------------------------</text:p>
      <text:p text:style-name="P1"/>
      <text:p text:style-name="P1"><text:tab/>- fdisk 로 새로운 디스크 잡아주기</text:p>
      <text:p text:style-name="P1"><text:tab/>- pvcreate /dev/...</text:p>
      <text:p text:style-name="P1"><text:tab/>- vgextend newvg /dev/...</text:p>
      <text:p text:style-name="P1"><text:tab/>- lvresize -L 1.2G /dev/newvg/newlv</text:p>
      <text:p text:style-name="P1"><text:tab/>- resize2fs /dev/newvg/newlv</text:p>
      <text:p text:style-name="P1"/>
      <text:p text:style-name="P1"/>
      <text:p text:style-name="P1">systemd-tmpfiles</text:p>
      <text:p text:style-name="P1"/>
      <text:p text:style-name="P1"><text:tab/>man tmpfiles.d 참고</text:p>
      <text:p text:style-name="P1"/>
      <text:p text:style-name="P1">연습 명령어</text:p>
      <text:p text:style-name="P1">ldap 연동</text:p>
      <text:p text:style-name="P1">lab nfsmount setup</text:p>
      <text:p text:style-name="P1"/>
      <text:p text:style-name="P1">automount</text:p>
      <text:p text:style-name="P1"/>
      <text:p text:style-name="P1"><text:tab/>- exports 설정</text:p>
      <text:p text:style-name="P1"><text:tab/>- securty option</text:p>
      <text:p text:style-name="P1"><text:tab/><text:tab/>- sys --&gt; default option</text:p>
      <text:p text:style-name="P1"><text:tab/><text:tab/> <text:s/>공유자원에서 client가 자신의 권한으로 access</text:p>
      <text:p text:style-name="P1"><text:tab/><text:tab/><text:tab/><text:tab/><text:tab/><text:tab/><text:tab/>(uid, gid)</text:p>
      <text:p text:style-name="P1"/>
      <text:p text:style-name="P1"><text:tab/><text:tab/>- none : 공유 자원에 대해서 client 사용자가 nfsnobody 권한</text:p>
      <text:p text:style-name="P1"><text:tab/><text:tab/>- krb5 : kerberos 인증을 한 사용자만 공유자원에 access 가능</text:p>
      <text:p text:style-name="P1"><text:tab/><text:tab/>- krb5i : krb5 + 데이터 변조 체크 가능(무결성 체크)</text:p>
      <text:p text:style-name="P1"><text:tab/><text:tab/>- krb5p : 송수신 패킷 암호화</text:p>
      <text:p text:style-name="P1"/>
      <text:p text:style-name="P1"/>
      <text:p text:style-name="P1"><text:tab/><text:tab/>krb5p mount</text:p>
      <text:p text:style-name="P1"><text:tab/><text:tab/><text:tab/>- mount s2:/shared/public /mnt/public</text:p>
      <text:p text:style-name="P1"><text:tab/><text:tab/><text:tab/><text:tab/>- 안됨 : -o sys로 마운트함</text:p>
      <text:p text:style-name="P1"/>
      <text:p text:style-name="P1"><text:tab/><text:tab/><text:tab/>- -o sec=krb5p</text:p>
      <text:p text:style-name="P1"/>
      <text:p text:style-name="P1"><text:tab/><text:tab/>- kerberos와 연동을 위한 데몬</text:p>
      <text:p text:style-name="P1"><text:tab/><text:tab/><text:tab/>- nfs-secure-server</text:p>
      <text:p text:style-name="P1"><text:tab/><text:tab/><text:tab/>- nfs-secure</text:p>
      <text:p text:style-name="P1"/>
      <text:p text:style-name="P1"><text:tab/><text:tab/>- kerberos을이용하기 위해서는 keytab 필요</text:p>
      <text:p text:style-name="P1"><text:tab/><text:tab/><text:tab/>- 보안 정보가 있음?</text:p>
      <text:p text:style-name="P1"><text:tab/><text:tab/><text:tab/>- /etc/krb5.keytab 위치함</text:p>
      <text:p text:style-name="P1"><text:soft-page-break/><text:tab/><text:tab/><text:tab/><text:tab/>strings 파일</text:p>
      <text:p text:style-name="P1"><text:tab/><text:tab/><text:tab/><text:tab/><text:tab/>- 아스키 문자만 보여줌?</text:p>
      <text:p text:style-name="P1"/>
      <text:p text:style-name="P1"/>
      <text:p text:style-name="P1"><text:tab/><text:tab/><text:tab/>authfs</text:p>
      <text:p text:style-name="P1"><text:tab/><text:tab/><text:tab/><text:tab/>- /etc/auto.master 설정파일</text:p>
      <text:p text:style-name="P1"><text:tab/><text:tab/><text:tab/><text:tab/>- /etc/auto.master.d/ 안에 새로운 설정파일 생성</text:p>
      <text:p text:style-name="P1"><text:tab/><text:tab/><text:tab/><text:tab/> vi *.autofs</text:p>
      <text:p text:style-name="P1"><text:tab/><text:tab/><text:tab/><text:tab/><text:tab/>/mnt<text:tab/>/etc/auto.indirect</text:p>
      <text:p text:style-name="P1"><text:tab/><text:tab/><text:tab/><text:tab/><text:tab/>간전맵</text:p>
      <text:p text:style-name="P1"><text:tab/><text:tab/></text:p>
      <text:p text:style-name="P1"><text:tab/><text:tab/><text:tab/><text:tab/>/etc/auto.indirect</text:p>
      <text:p text:style-name="P1"><text:tab/><text:tab/><text:tab/><text:tab/><text:tab/>manual -rw,sync s2:/shares/manual /mnt/manual</text:p>
      <text:p text:style-name="P1"><text:tab/><text:tab/><text:tab/><text:tab/> 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103" meta:word-count="748" meta:character-count="2736" meta:non-whitespace-character-count="2253"/>
    <meta:generator>LibreOffice/5.3.6.1$Linux_X86_64 LibreOffice_project/30$Build-1</meta:generator>
  </office:meta>
</office:document-meta>
</file>